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Liberation Sans Narrow" svg:font-family="'Liberation Sans Narrow'" style:font-adornments="Regular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="none" fo:min-height="3.782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draw:fill="none" fo:min-height="1.836cm" draw:shadow="hidden"/>
    </style:style>
    <style:style style:name="gr9" style:family="graphic" style:parent-style-name="standard">
      <style:graphic-properties draw:stroke="none" draw:fill="none" fo:min-height="2.13cm" draw:shadow="hidden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  <style:text-properties fo:color="#ff6600"/>
    </style:style>
    <style:style style:name="P3" style:family="paragraph">
      <style:paragraph-properties fo:text-align="center"/>
      <style:text-properties fo:color="#ff6600" fo:font-size="96pt" style:font-size-asian="96pt" style:font-size-complex="96pt"/>
    </style:style>
    <style:style style:name="P4" style:family="paragraph">
      <style:text-properties fo:color="#ff6600"/>
    </style:style>
    <style:style style:name="P5" style:family="paragraph">
      <style:text-properties fo:color="#ff6600" fo:font-size="40pt" style:font-size-asian="40pt" style:font-size-complex="40pt"/>
    </style:style>
    <style:style style:name="P6" style:family="paragraph">
      <style:paragraph-properties fo:text-align="center"/>
      <style:text-properties fo:color="#ff6600" fo:font-size="60pt" style:font-size-asian="60pt" style:font-size-complex="6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0pt" style:font-size-asian="40pt" style:font-size-complex="40pt"/>
    </style:style>
    <style:style style:name="T3" style:family="text">
      <style:text-properties fo:color="#ff33ff" fo:font-size="40pt" style:font-size-asian="40pt" style:font-size-complex="40pt"/>
    </style:style>
    <style:style style:name="T4" style:family="text">
      <style:text-properties fo:color="#0000ff" fo:font-size="40pt" style:font-size-asian="40pt" style:font-size-complex="40pt"/>
    </style:style>
    <style:style style:name="T5" style:family="text">
      <style:text-properties fo:color="#ff00cc" fo:font-size="40pt" style:font-size-asian="40pt" style:font-size-complex="40pt"/>
    </style:style>
    <style:style style:name="T6" style:family="text">
      <style:text-properties fo:color="#007826" fo:font-size="40pt" style:font-size-asian="40pt" style:font-size-complex="40pt"/>
    </style:style>
    <style:style style:name="T7" style:family="text">
      <style:text-properties fo:color="#006633" fo:font-size="40pt" style:font-size-asian="40pt" style:font-size-complex="40pt"/>
    </style:style>
    <style:style style:name="T8" style:family="text">
      <style:text-properties fo:color="#7e0021" fo:font-size="40pt" style:font-size-asian="40pt" style:font-size-complex="40pt"/>
    </style:style>
    <style:style style:name="T9" style:family="text">
      <style:text-properties fo:color="#6600ff" fo:font-size="40pt" style:font-size-asian="40pt" style:font-size-complex="40pt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5.001cm" svg:x="34.109cm" svg:y="45.275cm">
          <text:p/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0 10000)" draw:extrusion-second-light-direction="(-50000 0 10000)" draw:extrusion-metal="true" draw:extrusion-rotation-angle="-10 -35" dr3d:projection="perspective" draw:extrusion-color="false" draw:extrusion-depth="5.08cm 0" draw:extrusion-viewpoint="(0cm 3.472cm 25cm)" draw:extrusion-origin="0 -0.5" draw:extrusion-skew="50 90" dr3d:shade-mode="flat" draw:extrusion-specularity="122%" draw:extrusion-diffusion="122%" draw:text-areas="0 0 21600 21600" draw:text-path="true" draw:text-path-mode="shape" draw:text-path-scale="path" draw:text-path-same-letter-heights="tru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2" draw:text-style-name="P2" draw:layer="layout" svg:width="5.588cm" svg:height="5.842cm" svg:x="15.059cm" svg:y="14.271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3" draw:text-style-name="P3" draw:layer="layout" svg:width="5.588cm" svg:height="5.842cm" svg:x="30.299cm" svg:y="4.429cm">
          <text:p text:style-name="P2"><text:span text:style-name="T1">20</text:span></text:p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50.365cm" svg:y="14.271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6.677cm" svg:y="25.95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42.618cm" svg:y="25.95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24.965cm" svg:y="25.95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62.176cm" svg:y="25.95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2.613cm" svg:y="36.7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12.392cm" svg:y="36.7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21.155cm" svg:y="36.7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31.442cm" svg:y="36.7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39.697cm" svg:y="36.7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50.111cm" svg:y="36.7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59.509cm" svg:y="36.7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custom-shape draw:style-name="gr2" draw:text-style-name="P2" draw:layer="layout" svg:width="5.588cm" svg:height="5.842cm" svg:x="68.653cm" svg:y="36.75cm">
          <text:p/>
          <draw:enhanced-geometry svg:viewBox="0 0 21600 21600" draw:glue-points="10800 0 3163 3163 0 10800 3163 18437 10800 21600 18437 18437 21600 10800 18437 3163" draw:text-areas="3163 3163 18437 18437" draw:extrusion="true" draw:extrusion-depth="2.54cm 0" dr3d:shade-mode="flat" draw:extrusion-metal="true" draw:extrusion-specularity="122%" draw:extrusion-diffusion="122%" draw:type="ellipse" draw:enhanced-path="U 10800 10800 10800 10800 0 360 Z N"/>
        </draw:custom-shape>
        <draw:frame draw:style-name="gr4" draw:text-style-name="P2" draw:layer="layout" svg:width="4.27cm" svg:height="4.032cm" svg:x="15.694cm" svg:y="15.176cm">
          <draw:text-box>
            <text:p text:style-name="P2"><text:span text:style-name="T1">16</text:span></text:p>
          </draw:text-box>
        </draw:frame>
        <draw:frame draw:style-name="gr4" draw:text-style-name="P2" draw:layer="layout" svg:width="4.27cm" svg:height="4.032cm" svg:x="51cm" svg:y="15.176cm">
          <draw:text-box>
            <text:p text:style-name="P2"><text:span text:style-name="T1">25</text:span></text:p>
          </draw:text-box>
        </draw:frame>
        <draw:frame draw:style-name="gr4" draw:text-style-name="P2" draw:layer="layout" svg:width="4.27cm" svg:height="4.032cm" svg:x="7.106cm" svg:y="26.86cm">
          <draw:text-box>
            <text:p text:style-name="P2"><text:span text:style-name="T1">10</text:span></text:p>
          </draw:text-box>
        </draw:frame>
        <draw:frame draw:style-name="gr4" draw:text-style-name="P2" draw:layer="layout" svg:width="4.27cm" svg:height="4.032cm" svg:x="25.6cm" svg:y="26.86cm">
          <draw:text-box>
            <text:p text:style-name="P2"><text:span text:style-name="T1">18</text:span></text:p>
          </draw:text-box>
        </draw:frame>
        <draw:frame draw:style-name="gr4" draw:text-style-name="P2" draw:layer="layout" svg:width="4.27cm" svg:height="4.032cm" svg:x="43.507cm" svg:y="26.86cm">
          <draw:text-box>
            <text:p text:style-name="P2"><text:span text:style-name="T1">23</text:span></text:p>
          </draw:text-box>
        </draw:frame>
        <draw:frame draw:style-name="gr4" draw:text-style-name="P2" draw:layer="layout" svg:width="4.27cm" svg:height="4.032cm" svg:x="62.811cm" svg:y="26.86cm">
          <draw:text-box>
            <text:p text:style-name="P2"><text:span text:style-name="T1">28</text:span></text:p>
          </draw:text-box>
        </draw:frame>
        <draw:frame draw:style-name="gr4" draw:text-style-name="P2" draw:layer="layout" svg:width="4.27cm" svg:height="4.032cm" svg:x="3.296cm" svg:y="37.655cm">
          <draw:text-box>
            <text:p text:style-name="P2"><text:span text:style-name="T1">8</text:span></text:p>
          </draw:text-box>
        </draw:frame>
        <draw:frame draw:style-name="gr4" draw:text-style-name="P2" draw:layer="layout" svg:width="4.27cm" svg:height="4.032cm" svg:x="12.948cm" svg:y="37.655cm">
          <draw:text-box>
            <text:p text:style-name="P2"><text:span text:style-name="T1">12</text:span></text:p>
          </draw:text-box>
        </draw:frame>
        <draw:frame draw:style-name="gr4" draw:text-style-name="P2" draw:layer="layout" svg:width="4.27cm" svg:height="4.032cm" svg:x="21.917cm" svg:y="37.655cm">
          <draw:text-box>
            <text:p text:style-name="P2"><text:span text:style-name="T1">17</text:span></text:p>
          </draw:text-box>
        </draw:frame>
        <draw:frame draw:style-name="gr4" draw:text-style-name="P2" draw:layer="layout" svg:width="4.27cm" svg:height="4.032cm" svg:x="31.95cm" svg:y="37.655cm">
          <draw:text-box>
            <text:p text:style-name="P2"><text:span text:style-name="T1">19</text:span></text:p>
          </draw:text-box>
        </draw:frame>
        <draw:frame draw:style-name="gr4" draw:text-style-name="P2" draw:layer="layout" svg:width="4.27cm" svg:height="4.032cm" svg:x="40.253cm" svg:y="37.655cm">
          <draw:text-box>
            <text:p text:style-name="P2"><text:span text:style-name="T1">22</text:span></text:p>
          </draw:text-box>
        </draw:frame>
        <draw:frame draw:style-name="gr4" draw:text-style-name="P2" draw:layer="layout" svg:width="4.27cm" svg:height="4.032cm" svg:x="50.413cm" svg:y="37.655cm">
          <draw:text-box>
            <text:p text:style-name="P2"><text:span text:style-name="T1">24</text:span></text:p>
          </draw:text-box>
        </draw:frame>
        <draw:frame draw:style-name="gr4" draw:text-style-name="P2" draw:layer="layout" svg:width="4.27cm" svg:height="4.032cm" svg:x="60.192cm" svg:y="37.655cm">
          <draw:text-box>
            <text:p text:style-name="P2"><text:span text:style-name="T1">26</text:span></text:p>
          </draw:text-box>
        </draw:frame>
        <draw:frame draw:style-name="gr4" draw:text-style-name="P2" draw:layer="layout" svg:width="4.27cm" svg:height="4.032cm" svg:x="69.415cm" svg:y="37.655cm">
          <draw:text-box>
            <text:p text:style-name="P2"><text:span text:style-name="T1">30</text:span></text:p>
          </draw:text-box>
        </draw:frame>
        <draw:line draw:style-name="gr5" draw:text-style-name="P2" draw:layer="layout" svg:x1="29.956cm" svg:y1="7.477cm" svg:x2="19.669cm" svg:y2="13.954cm">
          <text:p/>
        </draw:line>
        <draw:line draw:style-name="gr5" draw:text-style-name="P2" draw:layer="layout" svg:x1="15.859cm" svg:y1="19.161cm" svg:x2="11.033cm" svg:y2="25.257cm">
          <text:p/>
        </draw:line>
        <draw:line draw:style-name="gr5" draw:text-style-name="P2" draw:layer="layout" svg:x1="7.604cm" svg:y1="31.099cm" svg:x2="5.572cm" svg:y2="36.179cm">
          <text:p/>
        </draw:line>
        <draw:line draw:style-name="gr5" draw:text-style-name="P2" draw:layer="layout" svg:x1="36.179cm" svg:y1="7.477cm" svg:x2="51.165cm" svg:y2="14.97cm">
          <text:p/>
        </draw:line>
        <draw:line draw:style-name="gr5" draw:text-style-name="P2" draw:layer="layout" svg:x1="55.61cm" svg:y1="19.415cm" svg:x2="64.754cm" svg:y2="25.892cm">
          <text:p/>
        </draw:line>
        <draw:line draw:style-name="gr5" draw:text-style-name="P2" draw:layer="layout" svg:x1="20.431cm" svg:y1="19.288cm" svg:x2="26.527cm" svg:y2="25.511cm">
          <text:p/>
        </draw:line>
        <draw:line draw:style-name="gr5" draw:text-style-name="P2" draw:layer="layout" svg:x1="51.165cm" svg:y1="19.288cm" svg:x2="47.355cm" svg:y2="26.908cm">
          <text:p/>
        </draw:line>
        <draw:line draw:style-name="gr5" draw:text-style-name="P2" draw:layer="layout" svg:x1="11.541cm" svg:y1="31.226cm" svg:x2="14.335cm" svg:y2="36.052cm">
          <text:p/>
        </draw:line>
        <draw:line draw:style-name="gr5" draw:text-style-name="P2" draw:layer="layout" svg:x1="25.892cm" svg:y1="31.226cm" svg:x2="24.622cm" svg:y2="36.052cm">
          <text:p/>
        </draw:line>
        <draw:line draw:style-name="gr5" draw:text-style-name="P2" draw:layer="layout" svg:x1="29.829cm" svg:y1="30.718cm" svg:x2="34.147cm" svg:y2="35.925cm">
          <text:p/>
        </draw:line>
        <draw:line draw:style-name="gr5" draw:text-style-name="P2" draw:layer="layout" svg:x1="43.545cm" svg:y1="30.972cm" svg:x2="43.037cm" svg:y2="35.925cm">
          <text:p/>
        </draw:line>
        <draw:line draw:style-name="gr5" draw:text-style-name="P2" draw:layer="layout" svg:x1="47.482cm" svg:y1="30.972cm" svg:x2="52.308cm" svg:y2="36.052cm">
          <text:p/>
        </draw:line>
        <draw:line draw:style-name="gr5" draw:text-style-name="P2" draw:layer="layout" svg:x1="62.976cm" svg:y1="30.972cm" svg:x2="63.103cm" svg:y2="36.179cm">
          <text:p/>
        </draw:line>
        <draw:line draw:style-name="gr5" draw:text-style-name="P2" draw:layer="layout" svg:x1="66.913cm" svg:y1="31.099cm" svg:x2="70.85cm" svg:y2="36.433cm">
          <text:p/>
        </draw:line>
        <draw:frame draw:style-name="gr6" draw:text-style-name="P5" draw:layer="layout" svg:width="14.097cm" svg:height="8.146cm" svg:x="2.069cm" svg:y="50.403cm">
          <draw:text-box>
            <text:p text:style-name="P4"><text:span text:style-name="T2">{</text:span></text:p>
            <text:p text:style-name="P4"><text:span text:style-name="T2"><text:s text:c="3"/></text:span><text:span text:style-name="T3">Inorder</text:span><text:span text:style-name="T2">(</text:span><text:span text:style-name="T4">node</text:span><text:span text:style-name="T2">.left)</text:span></text:p>
            <text:p text:style-name="P4"><text:span text:style-name="T2"><text:s text:c="3"/></text:span><text:span text:style-name="T4">node</text:span><text:span text:style-name="T2">.date</text:span></text:p>
            <text:p text:style-name="P4"><text:span text:style-name="T2"><text:s text:c="3"/></text:span><text:span text:style-name="T5">Inorder</text:span><text:span text:style-name="T2">(</text:span><text:span text:style-name="T4">node</text:span><text:span text:style-name="T2">.right)</text:span></text:p>
            <text:p text:style-name="P4"><text:span text:style-name="T2">}</text:span></text:p>
          </draw:text-box>
        </draw:frame>
        <draw:frame draw:style-name="gr6" draw:text-style-name="P5" draw:layer="layout" svg:width="14.478cm" svg:height="8.146cm" svg:x="2.069cm" svg:y="65.008cm">
          <draw:text-box>
            <text:p text:style-name="P4"><text:span text:style-name="T2">{</text:span></text:p>
            <text:p text:style-name="P4"><text:span text:style-name="T2"><text:s text:c="3"/></text:span><text:span text:style-name="T4">node</text:span><text:span text:style-name="T2">.data</text:span></text:p>
            <text:p text:style-name="P4"><text:span text:style-name="T2"><text:s text:c="3"/></text:span><text:span text:style-name="T6">preorder</text:span><text:span text:style-name="T2">(</text:span><text:span text:style-name="T4">node</text:span><text:span text:style-name="T2">.left)</text:span></text:p>
            <text:p text:style-name="P4"><text:span text:style-name="T2"><text:s text:c="3"/></text:span><text:span text:style-name="T7">preorder</text:span><text:span text:style-name="T2">(</text:span><text:span text:style-name="T4">node</text:span><text:span text:style-name="T2">.right)</text:span></text:p>
            <text:p text:style-name="P4"><text:span text:style-name="T2">}</text:span></text:p>
          </draw:text-box>
        </draw:frame>
        <draw:frame draw:style-name="gr6" draw:text-style-name="P5" draw:layer="layout" svg:width="15.113cm" svg:height="8.146cm" svg:x="2.069cm" svg:y="79.232cm">
          <draw:text-box>
            <text:p text:style-name="P4"><text:span text:style-name="T2">{</text:span></text:p>
            <text:p text:style-name="P4"><text:span text:style-name="T2"><text:s text:c="3"/></text:span><text:span text:style-name="T8">postorder</text:span><text:span text:style-name="T2">(</text:span><text:span text:style-name="T9">node</text:span><text:span text:style-name="T2">.left) <text:s text:c="5"/></text:span><text:span text:style-name="T8">postorder</text:span><text:span text:style-name="T2">(</text:span><text:span text:style-name="T4">node</text:span><text:span text:style-name="T2">.right)</text:span></text:p>
            <text:p text:style-name="P4"><text:span text:style-name="T4"><text:s text:c="3"/></text:span><text:span text:style-name="T4">node</text:span><text:span text:style-name="T2">.date</text:span></text:p>
            <text:p text:style-name="P4"><text:span text:style-name="T2">}</text:span></text:p>
          </draw:text-box>
        </draw:frame>
        <draw:custom-shape draw:style-name="gr7" draw:text-style-name="P2" draw:layer="layout" svg:width="15.113cm" svg:height="10.668cm" svg:x="2.069cm" svg:y="49.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15.113cm" svg:height="10.668cm" svg:x="2.069cm" svg:y="63.4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15.113cm" svg:height="10.668cm" svg:x="2.069cm" svg:y="77.8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302cm" svg:height="3.302cm" svg:x="17.479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54cm" svg:height="2.613cm" svg:x="17.891cm" svg:y="52.181cm">
          <draw:text-box>
            <text:p text:style-name="P6"><text:span text:style-name="T10">8</text:span></text:p>
          </draw:text-box>
        </draw:frame>
        <draw:custom-shape draw:style-name="gr7" draw:text-style-name="P2" draw:layer="layout" svg:width="3.302cm" svg:height="3.302cm" svg:x="20.94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0.816cm" svg:y="52.181cm">
          <draw:text-box>
            <text:p text:style-name="P6"><text:span text:style-name="T10">10</text:span></text:p>
          </draw:text-box>
        </draw:frame>
        <draw:custom-shape draw:style-name="gr7" draw:text-style-name="P2" draw:layer="layout" svg:width="3.302cm" svg:height="3.302cm" svg:x="17.637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4.307cm" svg:y="52.181cm">
          <draw:text-box>
            <text:p text:style-name="P6"><text:span text:style-name="T10">12</text:span></text:p>
          </draw:text-box>
        </draw:frame>
        <draw:custom-shape draw:style-name="gr7" draw:text-style-name="P2" draw:layer="layout" svg:width="3.302cm" svg:height="3.302cm" svg:x="27.871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7.744cm" svg:y="52.181cm">
          <draw:text-box>
            <text:p text:style-name="P6"><text:span text:style-name="T10">16</text:span></text:p>
          </draw:text-box>
        </draw:frame>
        <draw:custom-shape draw:style-name="gr7" draw:text-style-name="P2" draw:layer="layout" svg:width="3.302cm" svg:height="3.302cm" svg:x="34.909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4.782cm" svg:y="52.181cm">
          <draw:text-box>
            <text:p text:style-name="P6"><text:span text:style-name="T10">18</text:span></text:p>
          </draw:text-box>
        </draw:frame>
        <draw:custom-shape draw:style-name="gr7" draw:text-style-name="P2" draw:layer="layout" svg:width="3.302cm" svg:height="3.302cm" svg:x="31.35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1.226cm" svg:y="52.181cm">
          <draw:text-box>
            <text:p text:style-name="P6"><text:span text:style-name="T10">17</text:span></text:p>
          </draw:text-box>
        </draw:frame>
        <draw:custom-shape draw:style-name="gr7" draw:text-style-name="P2" draw:layer="layout" svg:width="3.302cm" svg:height="3.302cm" svg:x="38.77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8.649cm" svg:y="52.181cm">
          <draw:text-box>
            <text:p text:style-name="P6"><text:span text:style-name="T10">19</text:span></text:p>
          </draw:text-box>
        </draw:frame>
        <draw:custom-shape draw:style-name="gr7" draw:text-style-name="P2" draw:layer="layout" svg:width="3.302cm" svg:height="3.302cm" svg:x="42.367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2.24cm" svg:y="52.181cm">
          <draw:text-box>
            <text:p text:style-name="P6"><text:span text:style-name="T10">20</text:span></text:p>
          </draw:text-box>
        </draw:frame>
        <draw:custom-shape draw:style-name="gr7" draw:text-style-name="P2" draw:layer="layout" svg:width="3.302cm" svg:height="3.302cm" svg:x="49.2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9.133cm" svg:y="52.181cm">
          <draw:text-box>
            <text:p text:style-name="P6"><text:span text:style-name="T10">23</text:span></text:p>
          </draw:text-box>
        </draw:frame>
        <draw:custom-shape draw:style-name="gr7" draw:text-style-name="P2" draw:layer="layout" svg:width="3.302cm" svg:height="3.302cm" svg:x="45.704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5.577cm" svg:y="52.181cm">
          <draw:text-box>
            <text:p text:style-name="P6"><text:span text:style-name="T10">22</text:span></text:p>
          </draw:text-box>
        </draw:frame>
        <draw:custom-shape draw:style-name="gr7" draw:text-style-name="P2" draw:layer="layout" svg:width="3.302cm" svg:height="3.302cm" svg:x="52.94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2.816cm" svg:y="52.181cm">
          <draw:text-box>
            <text:p text:style-name="P6"><text:span text:style-name="T10">24</text:span></text:p>
          </draw:text-box>
        </draw:frame>
        <draw:custom-shape draw:style-name="gr7" draw:text-style-name="P2" draw:layer="layout" svg:width="3.302cm" svg:height="3.302cm" svg:x="56.415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6.288cm" svg:y="52.181cm">
          <draw:text-box>
            <text:p text:style-name="P6"><text:span text:style-name="T10">25</text:span></text:p>
          </draw:text-box>
        </draw:frame>
        <draw:custom-shape draw:style-name="gr7" draw:text-style-name="P2" draw:layer="layout" svg:width="3.302cm" svg:height="3.302cm" svg:x="59.952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9.825cm" svg:y="52.181cm">
          <draw:text-box>
            <text:p text:style-name="P6"><text:span text:style-name="T10">26</text:span></text:p>
          </draw:text-box>
        </draw:frame>
        <draw:custom-shape draw:style-name="gr7" draw:text-style-name="P2" draw:layer="layout" svg:width="3.302cm" svg:height="3.302cm" svg:x="63.63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3.506cm" svg:y="52.181cm">
          <draw:text-box>
            <text:p text:style-name="P6"><text:span text:style-name="T10">28</text:span></text:p>
          </draw:text-box>
        </draw:frame>
        <draw:custom-shape draw:style-name="gr7" draw:text-style-name="P2" draw:layer="layout" svg:width="3.302cm" svg:height="3.302cm" svg:x="67.31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7.189cm" svg:y="52.181cm">
          <draw:text-box>
            <text:p text:style-name="P6"><text:span text:style-name="T10">30</text:span></text:p>
          </draw:text-box>
        </draw:frame>
        <draw:custom-shape draw:style-name="gr7" draw:text-style-name="P2" draw:layer="layout" svg:width="3.302cm" svg:height="3.302cm" svg:x="17.479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0.94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0.816cm" svg:y="52.181cm">
          <draw:text-box>
            <text:p text:style-name="P6"><text:span text:style-name="T10">10</text:span></text:p>
          </draw:text-box>
        </draw:frame>
        <draw:custom-shape draw:style-name="gr7" draw:text-style-name="P2" draw:layer="layout" svg:width="3.302cm" svg:height="3.302cm" svg:x="17.637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7.871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7.744cm" svg:y="52.181cm">
          <draw:text-box>
            <text:p text:style-name="P6"><text:span text:style-name="T10">16</text:span></text:p>
          </draw:text-box>
        </draw:frame>
        <draw:custom-shape draw:style-name="gr7" draw:text-style-name="P2" draw:layer="layout" svg:width="3.302cm" svg:height="3.302cm" svg:x="34.909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4.782cm" svg:y="52.181cm">
          <draw:text-box>
            <text:p text:style-name="P6"><text:span text:style-name="T10">18</text:span></text:p>
          </draw:text-box>
        </draw:frame>
        <draw:custom-shape draw:style-name="gr7" draw:text-style-name="P2" draw:layer="layout" svg:width="3.302cm" svg:height="3.302cm" svg:x="31.35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1.226cm" svg:y="52.181cm">
          <draw:text-box>
            <text:p text:style-name="P6"><text:span text:style-name="T10">17</text:span></text:p>
          </draw:text-box>
        </draw:frame>
        <draw:custom-shape draw:style-name="gr7" draw:text-style-name="P2" draw:layer="layout" svg:width="3.302cm" svg:height="3.302cm" svg:x="38.77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8.649cm" svg:y="52.181cm">
          <draw:text-box>
            <text:p text:style-name="P6"><text:span text:style-name="T10">19</text:span></text:p>
          </draw:text-box>
        </draw:frame>
        <draw:custom-shape draw:style-name="gr7" draw:text-style-name="P2" draw:layer="layout" svg:width="3.302cm" svg:height="3.302cm" svg:x="42.367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2.24cm" svg:y="52.181cm">
          <draw:text-box>
            <text:p text:style-name="P6"><text:span text:style-name="T10">20</text:span></text:p>
          </draw:text-box>
        </draw:frame>
        <draw:custom-shape draw:style-name="gr7" draw:text-style-name="P2" draw:layer="layout" svg:width="3.302cm" svg:height="3.302cm" svg:x="45.704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5.577cm" svg:y="52.181cm">
          <draw:text-box>
            <text:p text:style-name="P6"><text:span text:style-name="T10">22</text:span></text:p>
          </draw:text-box>
        </draw:frame>
        <draw:custom-shape draw:style-name="gr7" draw:text-style-name="P2" draw:layer="layout" svg:width="3.302cm" svg:height="3.302cm" svg:x="52.94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2.816cm" svg:y="52.181cm">
          <draw:text-box>
            <text:p text:style-name="P6"><text:span text:style-name="T10">24</text:span></text:p>
          </draw:text-box>
        </draw:frame>
        <draw:custom-shape draw:style-name="gr7" draw:text-style-name="P2" draw:layer="layout" svg:width="3.302cm" svg:height="3.302cm" svg:x="56.415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6.288cm" svg:y="52.181cm">
          <draw:text-box>
            <text:p text:style-name="P6"><text:span text:style-name="T10">25</text:span></text:p>
          </draw:text-box>
        </draw:frame>
        <draw:custom-shape draw:style-name="gr7" draw:text-style-name="P2" draw:layer="layout" svg:width="3.302cm" svg:height="3.302cm" svg:x="59.952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9.825cm" svg:y="52.181cm">
          <draw:text-box>
            <text:p text:style-name="P6"><text:span text:style-name="T10">26</text:span></text:p>
          </draw:text-box>
        </draw:frame>
        <draw:custom-shape draw:style-name="gr7" draw:text-style-name="P2" draw:layer="layout" svg:width="3.302cm" svg:height="3.302cm" svg:x="63.63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3.506cm" svg:y="52.181cm">
          <draw:text-box>
            <text:p text:style-name="P6"><text:span text:style-name="T10">28</text:span></text:p>
          </draw:text-box>
        </draw:frame>
        <draw:custom-shape draw:style-name="gr7" draw:text-style-name="P2" draw:layer="layout" svg:width="3.302cm" svg:height="3.302cm" svg:x="67.31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7.189cm" svg:y="52.181cm">
          <draw:text-box>
            <text:p text:style-name="P6"><text:span text:style-name="T10">30</text:span></text:p>
          </draw:text-box>
        </draw:frame>
        <draw:custom-shape draw:style-name="gr7" draw:text-style-name="P2" draw:layer="layout" svg:width="3.302cm" svg:height="3.302cm" svg:x="17.479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0.94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0.816cm" svg:y="52.181cm">
          <draw:text-box>
            <text:p text:style-name="P6"><text:span text:style-name="T10">10</text:span></text:p>
          </draw:text-box>
        </draw:frame>
        <draw:custom-shape draw:style-name="gr7" draw:text-style-name="P2" draw:layer="layout" svg:width="3.302cm" svg:height="3.302cm" svg:x="17.637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7.871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7.744cm" svg:y="52.181cm">
          <draw:text-box>
            <text:p text:style-name="P6"><text:span text:style-name="T10">16</text:span></text:p>
          </draw:text-box>
        </draw:frame>
        <draw:custom-shape draw:style-name="gr7" draw:text-style-name="P2" draw:layer="layout" svg:width="3.302cm" svg:height="3.302cm" svg:x="34.909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4.782cm" svg:y="52.181cm">
          <draw:text-box>
            <text:p text:style-name="P6"><text:span text:style-name="T10">18</text:span></text:p>
          </draw:text-box>
        </draw:frame>
        <draw:custom-shape draw:style-name="gr7" draw:text-style-name="P2" draw:layer="layout" svg:width="3.302cm" svg:height="3.302cm" svg:x="31.35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1.226cm" svg:y="52.181cm">
          <draw:text-box>
            <text:p text:style-name="P6"><text:span text:style-name="T10">17</text:span></text:p>
          </draw:text-box>
        </draw:frame>
        <draw:custom-shape draw:style-name="gr7" draw:text-style-name="P2" draw:layer="layout" svg:width="3.302cm" svg:height="3.302cm" svg:x="38.77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8.649cm" svg:y="52.181cm">
          <draw:text-box>
            <text:p text:style-name="P6"><text:span text:style-name="T10">19</text:span></text:p>
          </draw:text-box>
        </draw:frame>
        <draw:custom-shape draw:style-name="gr7" draw:text-style-name="P2" draw:layer="layout" svg:width="3.302cm" svg:height="3.302cm" svg:x="42.367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2.24cm" svg:y="52.181cm">
          <draw:text-box>
            <text:p text:style-name="P6"><text:span text:style-name="T10">20</text:span></text:p>
          </draw:text-box>
        </draw:frame>
        <draw:custom-shape draw:style-name="gr7" draw:text-style-name="P2" draw:layer="layout" svg:width="3.302cm" svg:height="3.302cm" svg:x="45.704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5.577cm" svg:y="52.181cm">
          <draw:text-box>
            <text:p text:style-name="P6"><text:span text:style-name="T10">22</text:span></text:p>
          </draw:text-box>
        </draw:frame>
        <draw:custom-shape draw:style-name="gr7" draw:text-style-name="P2" draw:layer="layout" svg:width="3.302cm" svg:height="3.302cm" svg:x="52.94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2.816cm" svg:y="52.181cm">
          <draw:text-box>
            <text:p text:style-name="P6"><text:span text:style-name="T10">24</text:span></text:p>
          </draw:text-box>
        </draw:frame>
        <draw:custom-shape draw:style-name="gr7" draw:text-style-name="P2" draw:layer="layout" svg:width="3.302cm" svg:height="3.302cm" svg:x="56.415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6.288cm" svg:y="52.181cm">
          <draw:text-box>
            <text:p text:style-name="P6"><text:span text:style-name="T10">25</text:span></text:p>
          </draw:text-box>
        </draw:frame>
        <draw:custom-shape draw:style-name="gr7" draw:text-style-name="P2" draw:layer="layout" svg:width="3.302cm" svg:height="3.302cm" svg:x="59.952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9.825cm" svg:y="52.181cm">
          <draw:text-box>
            <text:p text:style-name="P6"><text:span text:style-name="T10">26</text:span></text:p>
          </draw:text-box>
        </draw:frame>
        <draw:custom-shape draw:style-name="gr7" draw:text-style-name="P2" draw:layer="layout" svg:width="3.302cm" svg:height="3.302cm" svg:x="63.63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3.506cm" svg:y="52.181cm">
          <draw:text-box>
            <text:p text:style-name="P6"><text:span text:style-name="T10">28</text:span></text:p>
          </draw:text-box>
        </draw:frame>
        <draw:custom-shape draw:style-name="gr7" draw:text-style-name="P2" draw:layer="layout" svg:width="3.302cm" svg:height="3.302cm" svg:x="67.31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7.189cm" svg:y="52.181cm">
          <draw:text-box>
            <text:p text:style-name="P6"><text:span text:style-name="T10">30</text:span></text:p>
          </draw:text-box>
        </draw:frame>
        <draw:custom-shape draw:style-name="gr7" draw:text-style-name="P2" draw:layer="layout" svg:width="3.302cm" svg:height="3.302cm" svg:x="17.479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0.94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0.816cm" svg:y="52.181cm">
          <draw:text-box>
            <text:p text:style-name="P6"><text:span text:style-name="T10">10</text:span></text:p>
          </draw:text-box>
        </draw:frame>
        <draw:custom-shape draw:style-name="gr7" draw:text-style-name="P2" draw:layer="layout" svg:width="3.302cm" svg:height="3.302cm" svg:x="17.637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7.871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7.744cm" svg:y="52.181cm">
          <draw:text-box>
            <text:p text:style-name="P6"><text:span text:style-name="T10">16</text:span></text:p>
          </draw:text-box>
        </draw:frame>
        <draw:custom-shape draw:style-name="gr7" draw:text-style-name="P2" draw:layer="layout" svg:width="3.302cm" svg:height="3.302cm" svg:x="34.909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4.782cm" svg:y="52.181cm">
          <draw:text-box>
            <text:p text:style-name="P6"><text:span text:style-name="T10">18</text:span></text:p>
          </draw:text-box>
        </draw:frame>
        <draw:custom-shape draw:style-name="gr7" draw:text-style-name="P2" draw:layer="layout" svg:width="3.302cm" svg:height="3.302cm" svg:x="31.35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1.226cm" svg:y="52.181cm">
          <draw:text-box>
            <text:p text:style-name="P6"><text:span text:style-name="T10">17</text:span></text:p>
          </draw:text-box>
        </draw:frame>
        <draw:custom-shape draw:style-name="gr7" draw:text-style-name="P2" draw:layer="layout" svg:width="3.302cm" svg:height="3.302cm" svg:x="38.77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8.649cm" svg:y="52.181cm">
          <draw:text-box>
            <text:p text:style-name="P6"><text:span text:style-name="T10">19</text:span></text:p>
          </draw:text-box>
        </draw:frame>
        <draw:custom-shape draw:style-name="gr7" draw:text-style-name="P2" draw:layer="layout" svg:width="3.302cm" svg:height="3.302cm" svg:x="42.367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2.24cm" svg:y="52.181cm">
          <draw:text-box>
            <text:p text:style-name="P6"><text:span text:style-name="T10">20</text:span></text:p>
          </draw:text-box>
        </draw:frame>
        <draw:custom-shape draw:style-name="gr7" draw:text-style-name="P2" draw:layer="layout" svg:width="3.302cm" svg:height="3.302cm" svg:x="45.704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5.577cm" svg:y="52.181cm">
          <draw:text-box>
            <text:p text:style-name="P6"><text:span text:style-name="T10">22</text:span></text:p>
          </draw:text-box>
        </draw:frame>
        <draw:custom-shape draw:style-name="gr7" draw:text-style-name="P2" draw:layer="layout" svg:width="3.302cm" svg:height="3.302cm" svg:x="52.94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2.816cm" svg:y="52.181cm">
          <draw:text-box>
            <text:p text:style-name="P6"><text:span text:style-name="T10">24</text:span></text:p>
          </draw:text-box>
        </draw:frame>
        <draw:custom-shape draw:style-name="gr7" draw:text-style-name="P2" draw:layer="layout" svg:width="3.302cm" svg:height="3.302cm" svg:x="56.415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6.288cm" svg:y="52.181cm">
          <draw:text-box>
            <text:p text:style-name="P6"><text:span text:style-name="T10">25</text:span></text:p>
          </draw:text-box>
        </draw:frame>
        <draw:custom-shape draw:style-name="gr7" draw:text-style-name="P2" draw:layer="layout" svg:width="3.302cm" svg:height="3.302cm" svg:x="59.952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9.825cm" svg:y="52.181cm">
          <draw:text-box>
            <text:p text:style-name="P6"><text:span text:style-name="T10">26</text:span></text:p>
          </draw:text-box>
        </draw:frame>
        <draw:custom-shape draw:style-name="gr7" draw:text-style-name="P2" draw:layer="layout" svg:width="3.302cm" svg:height="3.302cm" svg:x="63.633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3.506cm" svg:y="52.181cm">
          <draw:text-box>
            <text:p text:style-name="P6"><text:span text:style-name="T10">28</text:span></text:p>
          </draw:text-box>
        </draw:frame>
        <draw:custom-shape draw:style-name="gr7" draw:text-style-name="P2" draw:layer="layout" svg:width="3.302cm" svg:height="3.302cm" svg:x="67.316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7.189cm" svg:y="52.181cm">
          <draw:text-box>
            <text:p text:style-name="P6"><text:span text:style-name="T10">30</text:span></text:p>
          </draw:text-box>
        </draw:frame>
        <draw:frame draw:style-name="gr9" draw:text-style-name="P6" draw:layer="layout" svg:width="3.81cm" svg:height="2.613cm" svg:x="17.383cm" svg:y="67.35cm">
          <draw:text-box>
            <text:p text:style-name="P6"><text:span text:style-name="T10">20</text:span></text:p>
          </draw:text-box>
        </draw:frame>
        <draw:frame draw:style-name="gr9" draw:text-style-name="P6" draw:layer="layout" svg:width="3.81cm" svg:height="2.613cm" svg:x="24.307cm" svg:y="52.181cm">
          <draw:text-box>
            <text:p text:style-name="P6"><text:span text:style-name="T10">12</text:span></text:p>
          </draw:text-box>
        </draw:frame>
        <draw:custom-shape draw:style-name="gr7" draw:text-style-name="P2" draw:layer="layout" svg:width="3.302cm" svg:height="3.302cm" svg:x="21.193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1.193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1.193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1.193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0.939cm" svg:y="67.04cm">
          <draw:text-box>
            <text:p text:style-name="P6"><text:span text:style-name="T10">16</text:span></text:p>
          </draw:text-box>
        </draw:frame>
        <draw:custom-shape draw:style-name="gr7" draw:text-style-name="P2" draw:layer="layout" svg:width="3.302cm" svg:height="3.302cm" svg:x="24.876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4.876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4.876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4.876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4.622cm" svg:y="67.04cm">
          <draw:text-box>
            <text:p text:style-name="P6"><text:span text:style-name="T10">10</text:span></text:p>
          </draw:text-box>
        </draw:frame>
        <draw:custom-shape draw:style-name="gr7" draw:text-style-name="P2" draw:layer="layout" svg:width="3.302cm" svg:height="3.302cm" svg:x="28.559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8.559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8.559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8.559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8.305cm" svg:y="67.04cm">
          <draw:text-box>
            <text:p text:style-name="P6"><text:span text:style-name="T10">8</text:span></text:p>
          </draw:text-box>
        </draw:frame>
        <draw:custom-shape draw:style-name="gr7" draw:text-style-name="P2" draw:layer="layout" svg:width="3.302cm" svg:height="3.302cm" svg:x="32.115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2.115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2.115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2.115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5.671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5.671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5.671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5.671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5.417cm" svg:y="67.04cm">
          <draw:text-box>
            <text:p text:style-name="P6"><text:span text:style-name="T10">18</text:span></text:p>
          </draw:text-box>
        </draw:frame>
        <draw:custom-shape draw:style-name="gr7" draw:text-style-name="P2" draw:layer="layout" svg:width="3.302cm" svg:height="3.302cm" svg:x="39.354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9.354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9.354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9.354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9.1cm" svg:y="67.04cm">
          <draw:text-box>
            <text:p text:style-name="P6"><text:span text:style-name="T10">17</text:span></text:p>
          </draw:text-box>
        </draw:frame>
        <draw:custom-shape draw:style-name="gr7" draw:text-style-name="P2" draw:layer="layout" svg:width="3.302cm" svg:height="3.302cm" svg:x="43.037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3.037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3.037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3.037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2.783cm" svg:y="67.04cm">
          <draw:text-box>
            <text:p text:style-name="P6"><text:span text:style-name="T10">19</text:span></text:p>
          </draw:text-box>
        </draw:frame>
        <draw:custom-shape draw:style-name="gr7" draw:text-style-name="P2" draw:layer="layout" svg:width="3.302cm" svg:height="3.302cm" svg:x="50.422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0.422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0.422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0.422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0.168cm" svg:y="67.04cm">
          <draw:text-box>
            <text:p text:style-name="P6"><text:span text:style-name="T10">23</text:span></text:p>
          </draw:text-box>
        </draw:frame>
        <draw:custom-shape draw:style-name="gr7" draw:text-style-name="P2" draw:layer="layout" svg:width="3.302cm" svg:height="3.302cm" svg:x="54.105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4.105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4.105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4.105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3.851cm" svg:y="67.04cm">
          <draw:text-box>
            <text:p text:style-name="P6"><text:span text:style-name="T10">22</text:span></text:p>
          </draw:text-box>
        </draw:frame>
        <draw:custom-shape draw:style-name="gr7" draw:text-style-name="P2" draw:layer="layout" svg:width="3.302cm" svg:height="3.302cm" svg:x="57.788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7.788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7.788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7.788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7.534cm" svg:y="67.04cm">
          <draw:text-box>
            <text:p text:style-name="P6"><text:span text:style-name="T10">24</text:span></text:p>
          </draw:text-box>
        </draw:frame>
        <draw:custom-shape draw:style-name="gr7" draw:text-style-name="P2" draw:layer="layout" svg:width="3.302cm" svg:height="3.302cm" svg:x="61.344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1.344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1.344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1.344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4.9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4.9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4.9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4.9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4.646cm" svg:y="67.04cm">
          <draw:text-box>
            <text:p text:style-name="P6"><text:span text:style-name="T10">26</text:span></text:p>
          </draw:text-box>
        </draw:frame>
        <draw:custom-shape draw:style-name="gr7" draw:text-style-name="P2" draw:layer="layout" svg:width="3.302cm" svg:height="3.302cm" svg:x="68.583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8.583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8.583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8.583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8.329cm" svg:y="67.04cm">
          <draw:text-box>
            <text:p text:style-name="P6"><text:span text:style-name="T10">30</text:span></text:p>
          </draw:text-box>
        </draw:frame>
        <draw:frame draw:style-name="gr9" draw:text-style-name="P6" draw:layer="layout" svg:width="3.81cm" svg:height="2.613cm" svg:x="31.734cm" svg:y="67.04cm">
          <draw:text-box>
            <text:p text:style-name="P6"><text:span text:style-name="T10">12</text:span></text:p>
          </draw:text-box>
        </draw:frame>
        <draw:frame draw:style-name="gr9" draw:text-style-name="P6" draw:layer="layout" svg:width="3.81cm" svg:height="2.613cm" svg:x="61.09cm" svg:y="67.04cm">
          <draw:text-box>
            <text:p text:style-name="P6"><text:span text:style-name="T10">28</text:span></text:p>
          </draw:text-box>
        </draw:frame>
        <draw:custom-shape draw:style-name="gr7" draw:text-style-name="P2" draw:layer="layout" svg:width="3.302cm" svg:height="3.302cm" svg:x="46.922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6.922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6.922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6.922cm" svg:y="67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6.668cm" svg:y="67.04cm">
          <draw:text-box>
            <text:p text:style-name="P6"><text:span text:style-name="T10">25</text:span></text:p>
          </draw:text-box>
        </draw:frame>
        <draw:custom-shape draw:style-name="gr7" draw:text-style-name="P2" draw:layer="layout" svg:width="3.302cm" svg:height="3.302cm" svg:x="17.564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17.564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17.564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17.564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17.51cm" svg:y="81.645cm">
          <draw:text-box>
            <text:p text:style-name="P6"><text:span text:style-name="T10">8</text:span></text:p>
          </draw:text-box>
        </draw:frame>
        <draw:custom-shape draw:style-name="gr7" draw:text-style-name="P2" draw:layer="layout" svg:width="3.302cm" svg:height="3.302cm" svg:x="21.247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1.247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1.247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1.247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1.193cm" svg:y="81.645cm">
          <draw:text-box>
            <text:p text:style-name="P6"><text:span text:style-name="T10">12</text:span></text:p>
          </draw:text-box>
        </draw:frame>
        <draw:custom-shape draw:style-name="gr7" draw:text-style-name="P2" draw:layer="layout" svg:width="3.302cm" svg:height="3.302cm" svg:x="24.803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4.803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4.803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4.803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4.749cm" svg:y="81.645cm">
          <draw:text-box>
            <text:p text:style-name="P6"><text:span text:style-name="T10">10</text:span></text:p>
          </draw:text-box>
        </draw:frame>
        <draw:custom-shape draw:style-name="gr7" draw:text-style-name="P2" draw:layer="layout" svg:width="3.302cm" svg:height="3.302cm" svg:x="28.359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8.359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8.359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8.359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28.305cm" svg:y="81.645cm">
          <draw:text-box>
            <text:p text:style-name="P6"><text:span text:style-name="T10">17</text:span></text:p>
          </draw:text-box>
        </draw:frame>
        <draw:custom-shape draw:style-name="gr7" draw:text-style-name="P2" draw:layer="layout" svg:width="3.302cm" svg:height="3.302cm" svg:x="32.04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2.04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2.04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2.04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1.988cm" svg:y="81.645cm">
          <draw:text-box>
            <text:p text:style-name="P6"><text:span text:style-name="T10">19</text:span></text:p>
          </draw:text-box>
        </draw:frame>
        <draw:custom-shape draw:style-name="gr7" draw:text-style-name="P2" draw:layer="layout" svg:width="3.302cm" svg:height="3.302cm" svg:x="35.725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5.725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5.725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5.725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5.671cm" svg:y="81.645cm">
          <draw:text-box>
            <text:p text:style-name="P6"><text:span text:style-name="T10">18</text:span></text:p>
          </draw:text-box>
        </draw:frame>
        <draw:custom-shape draw:style-name="gr7" draw:text-style-name="P2" draw:layer="layout" svg:width="3.302cm" svg:height="3.302cm" svg:x="39.281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9.281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9.281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39.281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39.227cm" svg:y="81.645cm">
          <draw:text-box>
            <text:p text:style-name="P6"><text:span text:style-name="T10">16</text:span></text:p>
          </draw:text-box>
        </draw:frame>
        <draw:custom-shape draw:style-name="gr7" draw:text-style-name="P2" draw:layer="layout" svg:width="3.302cm" svg:height="3.302cm" svg:x="42.964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2.964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2.964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2.964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2.91cm" svg:y="81.645cm">
          <draw:text-box>
            <text:p text:style-name="P6"><text:span text:style-name="T10">22</text:span></text:p>
          </draw:text-box>
        </draw:frame>
        <draw:custom-shape draw:style-name="gr7" draw:text-style-name="P2" draw:layer="layout" svg:width="3.302cm" svg:height="3.302cm" svg:x="46.5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6.5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6.5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46.5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46.466cm" svg:y="81.645cm">
          <draw:text-box>
            <text:p text:style-name="P6"><text:span text:style-name="T10">24</text:span></text:p>
          </draw:text-box>
        </draw:frame>
        <draw:custom-shape draw:style-name="gr7" draw:text-style-name="P2" draw:layer="layout" svg:width="3.302cm" svg:height="3.302cm" svg:x="50.076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0.076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0.076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0.076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0.022cm" svg:y="81.645cm">
          <draw:text-box>
            <text:p text:style-name="P6"><text:span text:style-name="T10">23</text:span></text:p>
          </draw:text-box>
        </draw:frame>
        <draw:custom-shape draw:style-name="gr7" draw:text-style-name="P2" draw:layer="layout" svg:width="3.302cm" svg:height="3.302cm" svg:x="53.759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3.759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3.759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3.759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3.705cm" svg:y="81.645cm">
          <draw:text-box>
            <text:p text:style-name="P6"><text:span text:style-name="T10">26</text:span></text:p>
          </draw:text-box>
        </draw:frame>
        <draw:custom-shape draw:style-name="gr7" draw:text-style-name="P2" draw:layer="layout" svg:width="3.302cm" svg:height="3.302cm" svg:x="57.44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7.44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7.44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57.44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57.388cm" svg:y="81.645cm">
          <draw:text-box>
            <text:p text:style-name="P6"><text:span text:style-name="T10">30</text:span></text:p>
          </draw:text-box>
        </draw:frame>
        <draw:custom-shape draw:style-name="gr7" draw:text-style-name="P2" draw:layer="layout" svg:width="3.302cm" svg:height="3.302cm" svg:x="61.25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1.25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1.25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1.252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1.198cm" svg:y="81.645cm">
          <draw:text-box>
            <text:p text:style-name="P6"><text:span text:style-name="T10">28</text:span></text:p>
          </draw:text-box>
        </draw:frame>
        <draw:custom-shape draw:style-name="gr7" draw:text-style-name="P2" draw:layer="layout" svg:width="3.302cm" svg:height="3.302cm" svg:x="64.935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4.935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4.935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4.935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4.881cm" svg:y="81.645cm">
          <draw:text-box>
            <text:p text:style-name="P6"><text:span text:style-name="T10">25</text:span></text:p>
          </draw:text-box>
        </draw:frame>
        <draw:custom-shape draw:style-name="gr7" draw:text-style-name="P2" draw:layer="layout" svg:width="3.302cm" svg:height="3.302cm" svg:x="68.491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8.491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8.491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68.491cm" svg:y="8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1cm" svg:height="2.613cm" svg:x="68.437cm" svg:y="81.645cm">
          <draw:text-box>
            <text:p text:style-name="P6"><text:span text:style-name="T10">20</text:span></text:p>
          </draw:text-box>
        </draw:frame>
        <draw:custom-shape draw:style-name="gr7" draw:text-style-name="P2" draw:layer="layout" svg:width="3.302cm" svg:height="3.302cm" svg:x="27.872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02cm" svg:height="3.302cm" svg:x="24.495cm" svg:y="5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Liberation Sans Narrow" svg:font-family="'Liberation Sans Narrow'" style:font-adornments="Regular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4T11:14:51.165535000</meta:creation-date>
    <dc:date>2014-07-04T13:14:07.147333000</dc:date>
    <meta:editing-duration>PT1H12M57S</meta:editing-duration>
    <meta:editing-cycles>2</meta:editing-cycles>
    <meta:generator>LibreOffice/4.2.5.2$MacOSX_X86_64 LibreOffice_project/61cb170a04bb1f12e77c884eab9192be736ec5f5</meta:generator>
    <meta:document-statistic meta:object-count="307"/>
  </office:meta>
</office:document-meta>
</file>